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6000001271F8D82039F9E7FD6.png" manifest:media-type="image/png"/>
  <manifest:file-entry manifest:full-path="Pictures/10000201000004A50000023227BB2F6D75E52E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0.95cm" fo:min-width="18.1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5cm" fo:min-width="11.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1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8cm" fo:min-width="4.44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1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98cm" fo:min-width="3.048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27.774cm" svg:height="13.128cm" svg:x="0.126cm" svg:y="1.274cm">
          <draw:image xlink:href="Pictures/10000201000004A50000023227BB2F6D75E52E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custom-shape draw:style-name="gr3" draw:text-style-name="P3" draw:layer="layout" svg:width="18.6cm" svg:height="11.2cm" svg:x="4.8cm" svg:y="1.6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cm" svg:height="2.2cm" svg:x="7.9cm" svg:y="2.9cm">
          <text:p text:style-name="P4"><text:span text:style-name="T1">화면 </text:span><text:span text:style-name="T1">ID : Page_mai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6cm" svg:height="1.6cm" svg:x="11.4cm" svg:y="9.2cm">
          <text:p text:style-name="P4"><text:span text:style-name="T1">로고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custom-shape draw:style-name="gr3" draw:text-style-name="P3" draw:layer="layout" svg:width="18.6cm" svg:height="11.2cm" svg:x="0.3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2.2cm" svg:x="1.4cm" svg:y="6.5cm">
          <text:p text:style-name="P4"><text:span text:style-name="T1">LOG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6cm" svg:height="1cm" svg:x="7.6cm" svg:y="6.5cm">
          <text:p text:style-name="P4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6cm" svg:height="1cm" svg:x="7.6cm" svg:y="7.8cm">
          <text:p text:style-name="P4"><text:span text:style-name="T2">PASSWORD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cm" svg:height="2.2cm" svg:x="14.3cm" svg:y="6.5cm">
          <text:p text:style-name="P4"><text:span text:style-name="T1">Logi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cm" svg:height="7.9cm" svg:x="19.2cm" svg:y="2.3cm">
          <draw:image xlink:href="Pictures/10000201000001C6000001271F8D82039F9E7FD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1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01:38:04.703904265</meta:creation-date>
    <dc:date>2024-04-24T07:13:42.030412917</dc:date>
    <meta:editing-duration>PT1H54M45S</meta:editing-duration>
    <meta:editing-cycles>1</meta:editing-cycles>
    <meta:document-statistic meta:object-count="37"/>
    <meta:generator>LibreOffice/6.4.7.2$Linux_X86_64 LibreOffice_project/40$Build-2</meta:generator>
  </office:meta>
</office:document-meta>
</file>